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Install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Matcher( String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Cache( Fil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Haltonfailure( boolean haltOn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is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isHalton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get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Transitive( boolean tra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get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ge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To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isTra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set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stall.doExecut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IvyInstall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